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0H00M00S" calcext:value-type="time">
            <text:p>0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3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533" calcext:value-type="float">
            <text:p>533</text:p>
          </table:table-cell>
          <table:table-cell office:value-type="float" office:value="889" calcext:value-type="float">
            <text:p>88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[.B4]+[.C4]+[.D4]" office:value-type="float" office:value="1441" calcext:value-type="float">
            <text:p>144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898" calcext:value-type="float">
            <text:p>89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formula="of:=[.B5]+[.C5]+[.D5]" office:value-type="float" office:value="1307" calcext:value-type="float">
            <text:p>13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float" office:value="898" calcext:value-type="float">
            <text:p>89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table:formula="of:=[.B6]+[.C6]+[.D6]" office:value-type="float" office:value="1407" calcext:value-type="float">
            <text:p>14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table:formula="of:=[.B7]+[.C7]+[.D7]" office:value-type="float" office:value="1557" calcext:value-type="float">
            <text:p>15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00" calcext:value-type="float">
            <text:p>230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[.B8]+[.C8]+[.D8]" office:value-type="float" office:value="2888" calcext:value-type="float">
            <text:p>288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formula="of:=[.B9]+[.C9]+[.D9]" office:value-type="float" office:value="1346" calcext:value-type="float">
            <text:p>13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formula="of:=[.B10]+[.C10]+[.D10]" office:value-type="float" office:value="1168" calcext:value-type="float">
            <text:p>11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formula="of:=[.B11]+[.C11]+[.D11]" office:value-type="float" office:value="1320" calcext:value-type="float">
            <text:p>13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formula="of:=[.B12]+[.C12]+[.D12]" office:value-type="float" office:value="1298" calcext:value-type="float">
            <text:p>12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64" calcext:value-type="float">
            <text:p>564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[.B13]+[.C13]+[.D13]" office:value-type="float" office:value="1460" calcext:value-type="float">
            <text:p>14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formula="of:=[.B14]+[.C14]+[.D14]" office:value-type="float" office:value="1237" calcext:value-type="float">
            <text:p>12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formula="of:=[.B15]+[.C15]+[.D15]" office:value-type="float" office:value="1350" calcext:value-type="float">
            <text:p>13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table:formula="of:=[.B16]+[.C16]+[.D16]" office:value-type="float" office:value="914" calcext:value-type="float">
            <text:p>9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table:formula="of:=[.B17]+[.C17]+[.D17]" office:value-type="float" office:value="1193" calcext:value-type="float">
            <text:p>11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[.B18]+[.C18]+[.D18]" office:value-type="float" office:value="1179" calcext:value-type="float">
            <text:p>11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table:formula="of:=[.B19]+[.C19]+[.D19]" office:value-type="float" office:value="1336" calcext:value-type="float">
            <text:p>13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table:formula="of:=[.B20]+[.C20]+[.D20]" office:value-type="float" office:value="1291" calcext:value-type="float">
            <text:p>129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formula="of:=[.B21]+[.C21]+[.D21]" office:value-type="float" office:value="1340" calcext:value-type="float">
            <text:p>1340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B22]+[.C22]+[.D22]" office:value-type="float" office:value="1423" calcext:value-type="float">
            <text:p>14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9" calcext:value-type="float">
            <text:p>469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[.B23]+[.C23]+[.D23]" office:value-type="float" office:value="1308" calcext:value-type="float">
            <text:p>13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formula="of:=[.B24]+[.C24]+[.D24]" office:value-type="float" office:value="1566" calcext:value-type="float">
            <text:p>15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83" calcext:value-type="float">
            <text:p>583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formula="of:=[.B25]+[.C25]+[.D25]" office:value-type="float" office:value="1514" calcext:value-type="float">
            <text:p>1514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0H00M00S" calcext:value-type="time">
            <text:p>0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3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823" calcext:value-type="float">
            <text:p>8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formula="of:=[.B4]+[.C4]+[.D4]" office:value-type="float" office:value="1290" calcext:value-type="float">
            <text:p>12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formula="of:=[.B5]+[.C5]+[.D5]" office:value-type="float" office:value="1411" calcext:value-type="float">
            <text:p>14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807" calcext:value-type="float">
            <text:p>80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formula="of:=[.B6]+[.C6]+[.D6]" office:value-type="float" office:value="1197" calcext:value-type="float">
            <text:p>11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879" calcext:value-type="float">
            <text:p>879</text:p>
          </table:table-cell>
          <table:table-cell office:value-type="float" office:value="527" calcext:value-type="float">
            <text:p>52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formula="of:=[.B7]+[.C7]+[.D7]" office:value-type="float" office:value="1453" calcext:value-type="float">
            <text:p>145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B8]+[.C8]+[.D8]" office:value-type="float" office:value="1385" calcext:value-type="float">
            <text:p>13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formula="of:=[.B9]+[.C9]+[.D9]" office:value-type="float" office:value="1559" calcext:value-type="float">
            <text:p>155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[.B10]+[.C10]+[.D10]" office:value-type="float" office:value="1272" calcext:value-type="float">
            <text:p>1272</text:p>
          </table:table-cell>
          <table:table-cell table:number-columns-repeated="6"/>
        </table:table-row>
        <table:table-row table:style-name="ro2">
          <table:table-cell/>
          <table:table-cell office:value-type="float" office:value="612" calcext:value-type="float">
            <text:p>612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formula="of:=[.B11]+[.C11]+[.D11]" office:value-type="float" office:value="1650" calcext:value-type="float">
            <text:p>16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formula="of:=[.B12]+[.C12]+[.D12]" office:value-type="float" office:value="1036" calcext:value-type="float">
            <text:p>10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[.B13]+[.C13]+[.D13]" office:value-type="float" office:value="1075" calcext:value-type="float">
            <text:p>10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[.B14]+[.C14]+[.D14]" office:value-type="float" office:value="1113" calcext:value-type="float">
            <text:p>11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95" calcext:value-type="float">
            <text:p>495</text:p>
          </table:table-cell>
          <table:table-cell office:value-type="float" office:value="887" calcext:value-type="float">
            <text:p>88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[.B15]+[.C15]+[.D15]" office:value-type="float" office:value="1385" calcext:value-type="float">
            <text:p>13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formula="of:=[.B16]+[.C16]+[.D16]" office:value-type="float" office:value="1301" calcext:value-type="float">
            <text:p>13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float" office:value="854" calcext:value-type="float">
            <text:p>85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17]+[.C17]+[.D17]" office:value-type="float" office:value="1249" calcext:value-type="float">
            <text:p>1249</text:p>
          </table:table-cell>
          <table:table-cell table:number-columns-repeated="6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[.B18]+[.C18]+[.D18]" office:value-type="float" office:value="1523" calcext:value-type="float">
            <text:p>15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formula="of:=[.B19]+[.C19]+[.D19]" office:value-type="float" office:value="1328" calcext:value-type="float">
            <text:p>132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20]+[.C20]+[.D20]" office:value-type="float" office:value="1200" calcext:value-type="float">
            <text:p>12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formula="of:=[.B21]+[.C21]+[.D21]" office:value-type="float" office:value="1274" calcext:value-type="float">
            <text:p>12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table:formula="of:=[.B22]+[.C22]+[.D22]" office:value-type="float" office:value="1297" calcext:value-type="float">
            <text:p>12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6" calcext:value-type="float">
            <text:p>576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formula="of:=[.B23]+[.C23]+[.D23]" office:value-type="float" office:value="1468" calcext:value-type="float">
            <text:p>1468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0H00M00S" calcext:value-type="time">
            <text:p>1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3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828" calcext:value-type="float">
            <text:p>8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[.B4]+[.C4]+[.D4]" office:value-type="float" office:value="1309" calcext:value-type="float">
            <text:p>130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formula="of:=[.B5]+[.C5]+[.D5]" office:value-type="float" office:value="1439" calcext:value-type="float">
            <text:p>14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611" calcext:value-type="float">
            <text:p>611</text:p>
          </table:table-cell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table:formula="of:=[.B6]+[.C6]+[.D6]" office:value-type="float" office:value="1437" calcext:value-type="float">
            <text:p>14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837" calcext:value-type="float">
            <text:p>83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7]+[.C7]+[.D7]" office:value-type="float" office:value="1278" calcext:value-type="float">
            <text:p>12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[.B8]+[.C8]+[.D8]" office:value-type="float" office:value="1454" calcext:value-type="float">
            <text:p>14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1104" calcext:value-type="float">
            <text:p>1104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formula="of:=[.B9]+[.C9]+[.D9]" office:value-type="float" office:value="1621" calcext:value-type="float">
            <text:p>16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[.B10]+[.C10]+[.D10]" office:value-type="float" office:value="1636" calcext:value-type="float">
            <text:p>16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11]+[.C11]+[.D11]" office:value-type="float" office:value="1404" calcext:value-type="float">
            <text:p>14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B12]+[.C12]+[.D12]" office:value-type="float" office:value="2726" calcext:value-type="float">
            <text:p>272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formula="of:=[.B13]+[.C13]+[.D13]" office:value-type="float" office:value="1445" calcext:value-type="float">
            <text:p>144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float" office:value="814" calcext:value-type="float">
            <text:p>81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14]+[.C14]+[.D14]" office:value-type="float" office:value="1200" calcext:value-type="float">
            <text:p>12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formula="of:=[.B15]+[.C15]+[.D15]" office:value-type="float" office:value="1235" calcext:value-type="float">
            <text:p>123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formula="of:=[.B16]+[.C16]+[.D16]" office:value-type="float" office:value="1253" calcext:value-type="float">
            <text:p>1253</text:p>
          </table:table-cell>
          <table:table-cell table:number-columns-repeated="6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[.B17]+[.C17]+[.D17]" office:value-type="float" office:value="1557" calcext:value-type="float">
            <text:p>15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B18]+[.C18]+[.D18]" office:value-type="float" office:value="1270" calcext:value-type="float">
            <text:p>127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formula="of:=[.B19]+[.C19]+[.D19]" office:value-type="float" office:value="1283" calcext:value-type="float">
            <text:p>128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[.B20]+[.C20]+[.D20]" office:value-type="float" office:value="1168" calcext:value-type="float">
            <text:p>11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8" calcext:value-type="float">
            <text:p>89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[.B21]+[.C21]+[.D21]" office:value-type="float" office:value="1768" calcext:value-type="float">
            <text:p>17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formula="of:=[.B22]+[.C22]+[.D22]" office:value-type="float" office:value="1190" calcext:value-type="float">
            <text:p>11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formula="of:=[.B23]+[.C23]+[.D23]" office:value-type="float" office:value="1339" calcext:value-type="float">
            <text:p>1339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table:formula="of:=[.B24]+[.C24]+[.D24]" office:value-type="float" office:value="1038" calcext:value-type="float">
            <text:p>10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B25]+[.C25]+[.D25]" office:value-type="float" office:value="1332" calcext:value-type="float">
            <text:p>13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formula="of:=[.B26]+[.C26]+[.D26]" office:value-type="float" office:value="1272" calcext:value-type="float">
            <text:p>127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62" calcext:value-type="float">
            <text:p>862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B27]+[.C27]+[.D27]" office:value-type="float" office:value="1692" calcext:value-type="float">
            <text:p>16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formula="of:=[.B28]+[.C28]+[.D28]" office:value-type="float" office:value="1410" calcext:value-type="float">
            <text:p>141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3H30M00S" calcext:value-type="time">
            <text:p>13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3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870" calcext:value-type="float">
            <text:p>8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formula="of:=[.B4]+[.C4]+[.D4]" office:value-type="float" office:value="1274" calcext:value-type="float">
            <text:p>12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B5]+[.C5]+[.D5]" office:value-type="float" office:value="1308" calcext:value-type="float">
            <text:p>13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formula="of:=[.B6]+[.C6]+[.D6]" office:value-type="float" office:value="1466" calcext:value-type="float">
            <text:p>14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933" calcext:value-type="float">
            <text:p>93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formula="of:=[.B7]+[.C7]+[.D7]" office:value-type="float" office:value="1414" calcext:value-type="float">
            <text:p>14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table:formula="of:=[.B8]+[.C8]+[.D8]" office:value-type="float" office:value="1344" calcext:value-type="float">
            <text:p>13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formula="of:=[.B9]+[.C9]+[.D9]" office:value-type="float" office:value="1421" calcext:value-type="float">
            <text:p>14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B10]+[.C10]+[.D10]" office:value-type="float" office:value="877" calcext:value-type="float">
            <text:p>877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11]+[.C11]+[.D11]" office:value-type="float" office:value="1393" calcext:value-type="float">
            <text:p>13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formula="of:=[.B12]+[.C12]+[.D12]" office:value-type="float" office:value="1185" calcext:value-type="float">
            <text:p>11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float" office:value="1132" calcext:value-type="float">
            <text:p>1132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formula="of:=[.B13]+[.C13]+[.D13]" office:value-type="float" office:value="1547" calcext:value-type="float">
            <text:p>154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formula="of:=[.B14]+[.C14]+[.D14]" office:value-type="float" office:value="1297" calcext:value-type="float">
            <text:p>12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formula="of:=[.B15]+[.C15]+[.D15]" office:value-type="float" office:value="1339" calcext:value-type="float">
            <text:p>13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formula="of:=[.B16]+[.C16]+[.D16]" office:value-type="float" office:value="1250" calcext:value-type="float">
            <text:p>12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formula="of:=[.B17]+[.C17]+[.D17]" office:value-type="float" office:value="1282" calcext:value-type="float">
            <text:p>12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formula="of:=[.B18]+[.C18]+[.D18]" office:value-type="float" office:value="1257" calcext:value-type="float">
            <text:p>12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19]+[.C19]+[.D19]" office:value-type="float" office:value="1288" calcext:value-type="float">
            <text:p>128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formula="of:=[.B20]+[.C20]+[.D20]" office:value-type="float" office:value="1260" calcext:value-type="float">
            <text:p>12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formula="of:=[.B21]+[.C21]+[.D21]" office:value-type="float" office:value="1424" calcext:value-type="float">
            <text:p>14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formula="of:=[.B22]+[.C22]+[.D22]" office:value-type="float" office:value="1262" calcext:value-type="float">
            <text:p>126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B23]+[.C23]+[.D23]" office:value-type="float" office:value="1360" calcext:value-type="float">
            <text:p>13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[.B24]+[.C24]+[.D24]" office:value-type="float" office:value="1383" calcext:value-type="float">
            <text:p>138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formula="of:=[.B25]+[.C25]+[.D25]" office:value-type="float" office:value="1355" calcext:value-type="float">
            <text:p>135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863" calcext:value-type="float">
            <text:p>863</text:p>
          </table:table-cell>
          <table:table-cell office:value-type="float" office:value="1299" calcext:value-type="float">
            <text:p>129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B26]+[.C26]+[.D26]" office:value-type="float" office:value="2670" calcext:value-type="float">
            <text:p>267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formula="of:=[.B27]+[.C27]+[.D27]" office:value-type="float" office:value="1313" calcext:value-type="float">
            <text:p>1313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9H30M00S" calcext:value-type="time">
            <text:p>19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3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table:formula="of:=[.B4]+[.C4]+[.D4]" office:value-type="float" office:value="1137" calcext:value-type="float">
            <text:p>11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table:formula="of:=[.B5]+[.C5]+[.D5]" office:value-type="float" office:value="1117" calcext:value-type="float">
            <text:p>11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float" office:value="853" calcext:value-type="float">
            <text:p>85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formula="of:=[.B6]+[.C6]+[.D6]" office:value-type="float" office:value="1342" calcext:value-type="float">
            <text:p>13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table:formula="of:=[.B7]+[.C7]+[.D7]" office:value-type="float" office:value="1172" calcext:value-type="float">
            <text:p>117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22" calcext:value-type="float">
            <text:p>1822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[.B8]+[.C8]+[.D8]" office:value-type="float" office:value="2669" calcext:value-type="float">
            <text:p>26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formula="of:=[.B9]+[.C9]+[.D9]" office:value-type="float" office:value="1300" calcext:value-type="float">
            <text:p>13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formula="of:=[.B10]+[.C10]+[.D10]" office:value-type="float" office:value="1146" calcext:value-type="float">
            <text:p>11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formula="of:=[.B11]+[.C11]+[.D11]" office:value-type="float" office:value="1452" calcext:value-type="float">
            <text:p>14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[.B12]+[.C12]+[.D12]" office:value-type="float" office:value="1069" calcext:value-type="float">
            <text:p>10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1063" calcext:value-type="float">
            <text:p>1063</text:p>
          </table:table-cell>
          <table:table-cell office:value-type="float" office:value="1333" calcext:value-type="float">
            <text:p>1333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table:formula="of:=[.B13]+[.C13]+[.D13]" office:value-type="float" office:value="2755" calcext:value-type="float">
            <text:p>275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formula="of:=[.B14]+[.C14]+[.D14]" office:value-type="float" office:value="1313" calcext:value-type="float">
            <text:p>13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table:formula="of:=[.B15]+[.C15]+[.D15]" office:value-type="float" office:value="1119" calcext:value-type="float">
            <text:p>11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formula="of:=[.B16]+[.C16]+[.D16]" office:value-type="float" office:value="1290" calcext:value-type="float">
            <text:p>12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812" calcext:value-type="float">
            <text:p>812</text:p>
          </table:table-cell>
          <table:table-cell office:value-type="float" office:value="840" calcext:value-type="float">
            <text:p>840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formula="of:=[.B17]+[.C17]+[.D17]" office:value-type="float" office:value="2014" calcext:value-type="float">
            <text:p>20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formula="of:=[.B18]+[.C18]+[.D18]" office:value-type="float" office:value="1240" calcext:value-type="float">
            <text:p>124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formula="of:=[.B19]+[.C19]+[.D19]" office:value-type="float" office:value="1224" calcext:value-type="float">
            <text:p>12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48" calcext:value-type="float">
            <text:p>1648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formula="of:=[.B20]+[.C20]+[.D20]" office:value-type="float" office:value="2557" calcext:value-type="float">
            <text:p>25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table:formula="of:=[.B21]+[.C21]+[.D21]" office:value-type="float" office:value="950" calcext:value-type="float">
            <text:p>9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formula="of:=[.B22]+[.C22]+[.D22]" office:value-type="float" office:value="1188" calcext:value-type="float">
            <text:p>118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formula="of:=[.B23]+[.C23]+[.D23]" office:value-type="float" office:value="1258" calcext:value-type="float">
            <text:p>125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02" calcext:value-type="float">
            <text:p>602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formula="of:=[.B24]+[.C24]+[.D24]" office:value-type="float" office:value="1301" calcext:value-type="float">
            <text:p>13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formula="of:=[.B25]+[.C25]+[.D25]" office:value-type="float" office:value="1428" calcext:value-type="float">
            <text:p>1428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6H30M00S" calcext:value-type="time">
            <text:p>16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3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[.B4]+[.C4]+[.D4]" office:value-type="float" office:value="1163" calcext:value-type="float">
            <text:p>1163</text:p>
          </table:table-cell>
          <table:table-cell table:number-columns-repeated="6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915" calcext:value-type="float">
            <text:p>9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[.B5]+[.C5]+[.D5]" office:value-type="float" office:value="1892" calcext:value-type="float">
            <text:p>18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923" calcext:value-type="float">
            <text:p>92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formula="of:=[.B6]+[.C6]+[.D6]" office:value-type="float" office:value="1415" calcext:value-type="float">
            <text:p>14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827" calcext:value-type="float">
            <text:p>82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formula="of:=[.B7]+[.C7]+[.D7]" office:value-type="float" office:value="1231" calcext:value-type="float">
            <text:p>12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414" calcext:value-type="float">
            <text:p>414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formula="of:=[.B8]+[.C8]+[.D8]" office:value-type="float" office:value="1647" calcext:value-type="float">
            <text:p>1647</text:p>
          </table:table-cell>
          <table:table-cell table:number-columns-repeated="6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635" calcext:value-type="float">
            <text:p>635</text:p>
          </table:table-cell>
          <table:table-cell office:value-type="float" office:value="4749" calcext:value-type="float">
            <text:p>474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9]+[.C9]+[.D9]" office:value-type="float" office:value="5984" calcext:value-type="float">
            <text:p>598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894" calcext:value-type="float">
            <text:p>89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formula="of:=[.B10]+[.C10]+[.D10]" office:value-type="float" office:value="1490" calcext:value-type="float">
            <text:p>14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11]+[.C11]+[.D11]" office:value-type="float" office:value="1323" calcext:value-type="float">
            <text:p>13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887" calcext:value-type="float">
            <text:p>8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table:formula="of:=[.B12]+[.C12]+[.D12]" office:value-type="float" office:value="1318" calcext:value-type="float">
            <text:p>13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805" calcext:value-type="float">
            <text:p>80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formula="of:=[.B13]+[.C13]+[.D13]" office:value-type="float" office:value="1242" calcext:value-type="float">
            <text:p>12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formula="of:=[.B14]+[.C14]+[.D14]" office:value-type="float" office:value="1251" calcext:value-type="float">
            <text:p>125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98" calcext:value-type="float">
            <text:p>598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[.B15]+[.C15]+[.D15]" office:value-type="float" office:value="1511" calcext:value-type="float">
            <text:p>15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[.B16]+[.C16]+[.D16]" office:value-type="float" office:value="1292" calcext:value-type="float">
            <text:p>12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892" calcext:value-type="float">
            <text:p>892</text:p>
          </table:table-cell>
          <table:table-cell office:value-type="float" office:value="1330" calcext:value-type="float">
            <text:p>13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[.B17]+[.C17]+[.D17]" office:value-type="float" office:value="2885" calcext:value-type="float">
            <text:p>28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formula="of:=[.B18]+[.C18]+[.D18]" office:value-type="float" office:value="1182" calcext:value-type="float">
            <text:p>11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B19]+[.C19]+[.D19]" office:value-type="float" office:value="1406" calcext:value-type="float">
            <text:p>14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formula="of:=[.B20]+[.C20]+[.D20]" office:value-type="float" office:value="1217" calcext:value-type="float">
            <text:p>12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882" calcext:value-type="float">
            <text:p>88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B21]+[.C21]+[.D21]" office:value-type="float" office:value="1656" calcext:value-type="float">
            <text:p>16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[.B22]+[.C22]+[.D22]" office:value-type="float" office:value="1436" calcext:value-type="float">
            <text:p>14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formula="of:=[.B23]+[.C23]+[.D23]" office:value-type="float" office:value="1199" calcext:value-type="float">
            <text:p>11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844" calcext:value-type="float">
            <text:p>844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[.B24]+[.C24]+[.D24]" office:value-type="float" office:value="1666" calcext:value-type="float">
            <text:p>16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88" calcext:value-type="float">
            <text:p>588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[.B25]+[.C25]+[.D25]" office:value-type="float" office:value="1482" calcext:value-type="float">
            <text:p>1482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9:14.123390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8:06.380459852</meta:creation-date>
    <dc:date>2018-06-29T08:00:17.159258479</dc:date>
    <meta:editing-duration>PT3M28S</meta:editing-duration>
    <meta:editing-cycles>11</meta:editing-cycles>
    <meta:generator>LibreOffice/4.2.8.2$Linux_x86 LibreOffice_project/420m0$Build-2</meta:generator>
    <meta:document-statistic meta:table-count="6" meta:cell-count="909" meta:object-count="0"/>
  </office:meta>
</office:document-meta>
</file>